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13]-[.F13]" office:value-type="float" office:value="270" calcext:value-type="float">
            <text:p>27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3])" office:value-type="float" office:value="270" calcext:value-type="float">
            <text:p>27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58.1015905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58.102675583">00:00:00</text:time></text:span><text:span text:style-name="MT2"><text:time style:data-style-name="N2" text:time-value="14:40:58.102697779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8-01T14:40:58.505443975</dc:date>
    <meta:editing-cycles>683</meta:editing-cycles>
    <meta:editing-duration>PT52M1S</meta:editing-duration>
    <meta:print-date>2022-07-04T10:09:13.162219555</meta:print-date>
    <meta:document-statistic meta:table-count="1" meta:cell-count="98" meta:object-count="0"/>
    <meta:user-defined meta:name="Info 0"/>
    <meta:user-defined meta:name="Info 1"/>
    <meta:user-defined meta:name="Info 2"/>
    <meta:user-defined meta:name="Info 3"/>
  </office:meta>
</office:document-meta>
</file>